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5.719cm"/>
    </style:style>
    <style:style style:name="co15" style:family="table-column">
      <style:table-column-properties fo:break-before="auto" style:column-width="6.59cm"/>
    </style:style>
    <style:style style:name="co16" style:family="table-column">
      <style:table-column-properties fo:break-before="auto" style:column-width="3.785cm"/>
    </style:style>
    <style:style style:name="co17" style:family="table-column">
      <style:table-column-properties fo:break-before="auto" style:column-width="2.695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8.1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7d7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style-asian="normal" style:font-style-complex="normal" style:text-emphasize="none" style:font-relief="none" fo:font-size="10pt" style:text-position="33% 58%" style:font-weight-asian="bold" style:font-weight-complex="bold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text-position="33% 58%" style:font-weight-asian="bold" style:font-weight-complex="bold"/>
    </style:style>
    <style:style style:name="T7" style:family="text">
      <style:text-properties fo:font-weight="bold" style:text-position="33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HS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Atmega328P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Atmega328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Monitor power usage, report statu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office:value-type="string" calcext:value-type="string">
            <text:p>Same as arduino nano, in stock at JLCPC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HS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BoardChecks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BOARD </text:p>
          </table:table-cell>
          <table:table-cell office:value-type="string" calcext:value-type="string">
            <text:p>ISOPOW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w many lay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hickness copp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ype of process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layers are needed in the Gerb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sort of drill sizin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ing Hol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material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thickne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all siz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ity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es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C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al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ing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y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ing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 that PCB fits in enclosure o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points &amp; typ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nd clip location?</text:p>
          </table:table-cell>
          <table:table-cell table:number-columns-repeated="6"/>
        </table:table-row>
      </table:table>
      <table:table table:name="DC_Mo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DC Moto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For information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office:value-type="string" calcext:value-type="string">
            <text:p>12V, 5.77A stall curr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xxon AMAX 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office:value-type="string" calcext:value-type="string">
            <text:p>https://www.maxongroup.com/medias/sys_master/root/8881644437534/EN-21-176.pd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HS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DC-DC convertor" table:style-name="ta1">
        <table:table-column table:style-name="co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I6A-4W0-20A-033V/001-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TODO All checks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office:value-type="string" calcext:value-type="string">
            <text:p>DC 24V from bo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office:value-type="string" calcext:value-type="string">
            <text:p>Analogue grou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style-name="ce6" office:value-type="string" calcext:value-type="string">
            <text:p>YES – for temperature manage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office:value-type="string" calcext:value-type="string">
            <text:p>Probabl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oling required?</text:p>
          </table:table-cell>
          <table:table-cell table:style-name="ce6" office:value-type="string" calcext:value-type="string">
            <text:p>YES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on Isolated POL DC/DC Converter, ITE, 250 W, 3.3 V, 15 V, 20 A, Adjustab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I6A-4W0-20A-033V/001-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TDK-Lamb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pprox Price</text:p>
          </table:table-cell>
          <table:table-cell office:value-type="string" calcext:value-type="string">
            <text:p>£28.20 inc V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office:value-type="string" calcext:value-type="string">
            <text:p>sixteenth bric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sheet link</text:p>
          </table:table-cell>
          <table:table-cell office:value-type="string" calcext:value-type="string">
            <text:p>https://www.farnell.com/datasheets/3312958.pdf</text:p>
          </table:table-cell>
          <table:table-cell office:value-type="string" calcext:value-type="string">
            <text:p>../doc/DC-convertor.pdf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Convert power from 24V to 12V, or 5V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office:value-type="string" calcext:value-type="string">
            <text:p>Avoid testing of the DC-DC convertor part by buying proven desig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office:value-type="string" calcext:value-type="string">
            <text:p>Curr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HS?</text:p>
          </table:table-cell>
          <table:table-cell office:value-type="string" calcext:value-type="string">
            <text:p>Y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office:value-type="string" calcext:value-type="string">
            <text:p>9V-53V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pply Abs max</text:p>
          </table:table-cell>
          <table:table-cell office:value-type="string" calcext:value-type="string">
            <text:p>9V-53V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pply Abs Min</text:p>
          </table:table-cell>
          <table:table-cell office:value-type="string" calcext:value-type="string">
            <text:p>9V-53V</text:p>
          </table:table-cell>
          <table:table-cell table:number-columns-repeated="62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office:value-type="string" calcext:value-type="string">
            <text:p>Mixed pin sizes – direct solder to the board by h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source?</text:p>
          </table:table-cell>
          <table:table-cell office:value-type="string" calcext:value-type="string">
            <text:p>Create by sel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license?</text:p>
          </table:table-cell>
          <table:table-cell office:value-type="string" calcext:value-type="string">
            <text:p>AGPLv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 output current</text:p>
          </table:table-cell>
          <table:table-cell office:value-type="string" calcext:value-type="string">
            <text:p>20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 output voltage</text:p>
          </table:table-cell>
          <table:table-cell office:value-type="string" calcext:value-type="string">
            <text:p>3.3V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 output voltage</text:p>
          </table:table-cell>
          <table:table-cell office:value-type="string" calcext:value-type="string">
            <text:p>15V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MCP2221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MCP222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USB UART not used – no sto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HS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VoltageMonitor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Atmega328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Monitor power usage, report statu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office:value-type="string" calcext:value-type="string">
            <text:p>Same as arduino nano, in stock at JLCPC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HS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CH340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2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CH340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340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office:value-type="string" calcext:value-type="string">
            <text:p>$0.4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office:value-type="string" calcext:value-type="string">
            <text:p>http://www.wch-ic.com/downloads/CH340DS1_PDF.html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USB to UART transceiver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office:value-type="string" calcext:value-type="string">
            <text:p>In stock at JLBPCB, known to work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OHS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office:value-type="string" calcext:value-type="string">
            <text:p>SOP-16, 3.9mm size, 1.27mm pitc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0" table:target-range-address="PartTemplate.A21:PartTemplate.A3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Atmega328P.A21:Atmega328P.A3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DC_Motor.A21:DC_Motor.A3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DC-DC convertor'.A21:'DC-DC convertor'.A3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CP2221.A21:MCP2221.A3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VoltageMonitor.A21:VoltageMonitor.A3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CH340G.A21:CH340G.A3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2:50:14.178281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18T18:41:24.713762061</dc:date>
    <meta:editing-duration>P4DT5H18M50S</meta:editing-duration>
    <meta:editing-cycles>12</meta:editing-cycles>
    <meta:document-statistic meta:table-count="8" meta:cell-count="456" meta:object-count="0"/>
  </office:meta>
</office:document-meta>
</file>